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rsid="0003d9a7" officeooo:paragraph-rsid="0003d9a7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paragraph-rsid="0006c669" style:font-weight-asian="bold" style:font-weight-complex="bold"/>
    </style:style>
    <style:style style:name="P3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officeooo:rsid="00053bf7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LLOT BOX STATE PROCESS – </text:p>
      <text:p text:style-name="P2"><text:span text:style-name="T1">Alpha discussion document</text:span></text:p>
      <text:p text:style-name="P1">Note: <text:s/>No incoming access to the ballot box system through TCP or Serial. The ballot box system can connect outboud to a central collection system through TCP after it has been moved to EOD (End of Day). After a successful transfer then it can be places back in BOD (Begin of Day) to start over. </text:p>
      <text:list xml:id="list3705105740" text:style-name="L1">
        <text:list-item>
          <text:p text:style-name="P3">Turning the System on will allow it to stay in the current mode or move to BEGIN_OF_DAY (BOD)</text:p>
        </text:list-item>
        <text:list-item>
          <text:p text:style-name="P3">Moving a system to BOD will clear all previous votes.</text:p>
        </text:list-item>
        <text:list-item>
          <text:p text:style-name="P3">In BOD, no TCP or Serial connection is possible.</text:p>
        </text:list-item>
        <text:list-item>
          <text:p text:style-name="P3">BOD, requires the precinct number, date and BOD Report to move to INITIALIZE_AND_TEST.</text:p>
        </text:list-item>
        <text:list-item>
          <text:p text:style-name="P3">INITIALIZE_AND_TEST (IAT) requires a program scan to be run on a configuration ballot which identifies each option.</text:p>
        </text:list-item>
        <text:list-item>
          <text:p text:style-name="P3">Sample ballots are run to test configuration.</text:p>
        </text:list-item>
        <text:list-item>
          <text:p text:style-name="P3">In IAT, no TCP or Serial connection is possible.</text:p>
        </text:list-item>
        <text:list-item>
          <text:p text:style-name="P3">In order to move forward, sample ballots must be run for each option so that every ballot option has at least one vote.</text:p>
        </text:list-item>
        <text:list-item>
          <text:p text:style-name="P3">After each ballot option has at least one vote, then a precinct worker will be required to enter an id, and approve that the ballots are in line with the configuration.</text:p>
        </text:list-item>
        <text:list-item>
          <text:p text:style-name="P3">Once IAT is approved, the system moves to OPERATIONAL (O_MODE).</text:p>
        </text:list-item>
        <text:list-item>
          <text:p text:style-name="P3">In O_MODE, no TCP or Serial connection is possible.</text:p>
        </text:list-item>
        <text:list-item>
          <text:p text:style-name="P3">In O_MODE, each ballot scanned is recorded as a incrementing number with a status of</text:p>
        </text:list-item>
        <text:list-item>
          <text:p text:style-name="P3">Full - A) all ballot options have one and only one selection and B) the unique mark is in place</text:p>
        </text:list-item>
        <text:list-item>
          <text:p text:style-name="P3">Partial - A) some ballot options are selected but no more than one selection for any option and B) the unique mark is in place</text:p>
        </text:list-item>
        <text:list-item>
          <text:p text:style-name="P3"><text:soft-page-break/>Invalid - A) any number of ballot options has more than one selection or B) the unique mark is not in place or C) no options are selected</text:p>
        </text:list-item>
        <text:list-item>
          <text:p text:style-name="P3">Any scanned ballot that is Invalid will not be accepted into the ballot box.</text:p>
        </text:list-item>
        <text:list-item>
          <text:p text:style-name="P3">No timestamps on ballot scans only session ID</text:p>
        </text:list-item>
        <text:list-item>
          <text:p text:style-name="P3">Absentee ballot envelopes are scanned separately into the same box.</text:p>
        </text:list-item>
        <text:list-item>
          <text:p text:style-name="P3">Each Absentee envelop has a unique identifier.</text:p>
        </text:list-item>
        <text:list-item>
          <text:p text:style-name="P3">If Absentee envelopes != absentee ballots O_MODE changes to HAND</text:p>
        </text:list-item>
        <text:list-item>
          <text:p text:style-name="P3">If the ballot box is tampered with O_MODE changes to HAND</text:p>
        </text:list-item>
        <text:list-item>
          <text:p text:style-name="P3">If the same ballot is processed twice O_MODE changes to HAND</text:p>
        </text:list-item>
        <text:list-item>
          <text:p text:style-name="P3">If a configuration Ballot is processed O_MODE changes to HAND</text:p>
        </text:list-item>
        <text:list-item>
          <text:p text:style-name="P3">O_MODE can only move to EOD or HAND</text:p>
        </text:list-item>
        <text:list-item>
          <text:p text:style-name="P3">O_MODE moves to HAND</text:p>
        </text:list-item>
        <text:list-item>
          <text:p text:style-name="P3">HAND will no longer accept ballots</text:p>
        </text:list-item>
        <text:list-item>
          <text:p text:style-name="P3">HAND is an error condition requiring a hand count in that case that someone has illegally scanned a ballot and therefore destroyed the integrity of the ballot box.</text:p>
        </text:list-item>
        <text:list-item>
          <text:p text:style-name="P3">HAND can only move to BOD</text:p>
        </text:list-item>
        <text:list-item>
          <text:p text:style-name="P3">HAND will print a report</text:p>
        </text:list-item>
        <text:list-item>
          <text:p text:style-name="P3">HAND can make a TCP connection to the central collection server.</text:p>
        </text:list-item>
        <text:list-item>
          <text:p text:style-name="P3">HAND reports the error condition and the image of each ballot</text:p>
        </text:list-item>
        <text:list-item>
          <text:p text:style-name="P3">In the central system the totals of the ballot box must be entered by a certified user.</text:p>
        </text:list-item>
        <text:list-item>
          <text:p text:style-name="P3">HAND cannot move to BOD if it has not transfered the report to the central server.</text:p>
        </text:list-item>
        <text:list-item>
          <text:p text:style-name="P3">O_MODE moves to EOD</text:p>
        </text:list-item>
        <text:list-item>
          <text:p text:style-name="P3">Once a system is moved to EOD, no ballots can be collected.</text:p>
        </text:list-item>
        <text:list-item>
          <text:p text:style-name="P3"><text:soft-page-break/>EOD will print a report of every vote cast.</text:p>
        </text:list-item>
        <text:list-item>
          <text:p text:style-name="P3">The EOD report must match the display on the top of the ballot collection box.</text:p>
        </text:list-item>
        <text:list-item>
          <text:p text:style-name="P3">A verification must be entered that the displaty and the report match with an id of the verifier for prosecutor identification.</text:p>
        </text:list-item>
        <text:list-item>
          <text:p text:style-name="P3">EOD can make a TCP connection to the central collection server.</text:p>
        </text:list-item>
        <text:list-item>
          <text:p text:style-name="P3">EOD transfers the vote totals and the image of each ballot</text:p>
        </text:list-item>
        <text:list-item>
          <text:p text:style-name="P3">In the central system the totals of the ballot box must be verified by a certified user.</text:p>
        </text:list-item>
        <text:list-item>
          <text:p text:style-name="P3">In the central system the envelope identifiers to cross reference with all requested absentee votes to verify only one per person and that only requested absentee ballots were received.</text:p>
        </text:list-item>
        <text:list-item>
          <text:p text:style-name="P3">EOD cannot move to BOD if it has not transfered the report to the central serv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08:24:20.797325825</meta:creation-date>
    <dc:date>2021-04-29T08:26:55.595189425</dc:date>
    <meta:editing-duration>PT2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46" meta:word-count="687" meta:character-count="3671" meta:non-whitespace-character-count="3069"/>
  </office:meta>
</office:document-meta>
</file>